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ckingDetailsTest.should_check_that_a_spy_is_also_a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Test.manipulating_stubbings_explicitly_is_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ingDetailsTest.provides_stubbings_of_mock_in_declaration_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ockingDetailsTest.provides_mock_creation_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ingDetailsTest.fails_when_getting_invocations_when_not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ngDetailsTest.should_know_s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ockingDetailsTest.prints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ockingDetailsTest.fails_when_getting_stubbings_from_non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ngDetailsTest.fails_when_printin_invocations_from_non_m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ngDetailsTest.fails_when_getting_invocations_when_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ckingDetailsTest.provides_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ockingDetailsTest.should_know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ockingDetailsTest.manipulating_invocations_is_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ckingDetailsTest.should_handle_non_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ockingDetailsTest.fails_when_getting_creation_settings_for_incorrect_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ockingDetailsTest.mock_with_no_stubb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ckingDetailsTest.should_provide_original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ckingDetails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